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style:min-row-height="0.794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style:min-row-height="0.794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92e" officeooo:paragraph-rsid="000e292e"/>
    </style:style>
    <style:style style:name="P2" style:family="paragraph" style:parent-style-name="Standard">
      <style:text-properties officeooo:rsid="000e292e" officeooo:paragraph-rsid="00157054"/>
    </style:style>
    <style:style style:name="P3" style:family="paragraph" style:parent-style-name="Standard">
      <style:text-properties officeooo:rsid="0010263f" officeooo:paragraph-rsid="0010263f"/>
    </style:style>
    <style:style style:name="P4" style:family="paragraph" style:parent-style-name="Standard">
      <style:text-properties officeooo:paragraph-rsid="00157054"/>
    </style:style>
    <style:style style:name="P5" style:family="paragraph" style:parent-style-name="Standard">
      <style:text-properties officeooo:rsid="00157054" officeooo:paragraph-rsid="00157054"/>
    </style:style>
    <style:style style:name="P6" style:family="paragraph" style:parent-style-name="Standard">
      <style:text-properties officeooo:rsid="000fa54d" officeooo:paragraph-rsid="000e292e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292e" officeooo:paragraph-rsid="000e292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0263f" officeooo:paragraph-rsid="0010263f"/>
    </style:style>
    <style:style style:name="P9" style:family="paragraph" style:parent-style-name="Table_20_Contents">
      <style:paragraph-properties fo:text-align="center" style:justify-single-word="false"/>
      <style:text-properties officeooo:rsid="0010263f" officeooo:paragraph-rsid="00157054"/>
    </style:style>
    <style:style style:name="P10" style:family="paragraph" style:parent-style-name="Standard">
      <style:text-properties officeooo:rsid="0010263f" officeooo:paragraph-rsid="000e292e"/>
    </style:style>
    <style:style style:name="P11" style:family="paragraph" style:parent-style-name="Standard">
      <style:text-properties officeooo:rsid="00157054" officeooo:paragraph-rsid="00157054"/>
    </style:style>
    <style:style style:name="P12" style:family="paragraph" style:parent-style-name="Standard">
      <style:text-properties officeooo:rsid="00157054" officeooo:paragraph-rsid="001b26bb"/>
    </style:style>
    <style:style style:name="P13" style:family="paragraph" style:parent-style-name="Standard">
      <style:text-properties officeooo:rsid="00157054" officeooo:paragraph-rsid="001f0275"/>
    </style:style>
    <style:style style:name="P14" style:family="paragraph" style:parent-style-name="Standard">
      <style:text-properties officeooo:rsid="00157054" officeooo:paragraph-rsid="00217ecc"/>
    </style:style>
    <style:style style:name="P15" style:family="paragraph" style:parent-style-name="Standard">
      <style:text-properties officeooo:paragraph-rsid="001b26bb"/>
    </style:style>
    <style:style style:name="P16" style:family="paragraph" style:parent-style-name="Standard">
      <style:text-properties officeooo:paragraph-rsid="00217ecc"/>
    </style:style>
    <style:style style:name="P17" style:family="paragraph" style:parent-style-name="Standard">
      <style:text-properties officeooo:rsid="00217ecc" officeooo:paragraph-rsid="00217ecc"/>
    </style:style>
    <style:style style:name="P18" style:family="paragraph" style:parent-style-name="Table_20_Contents">
      <style:paragraph-properties fo:text-align="center" style:justify-single-word="false"/>
      <style:text-properties officeooo:rsid="0010263f" officeooo:paragraph-rsid="001b26bb"/>
    </style:style>
    <style:style style:name="P19" style:family="paragraph" style:parent-style-name="Table_20_Contents">
      <style:paragraph-properties fo:text-align="center" style:justify-single-word="false"/>
      <style:text-properties officeooo:rsid="0010263f" officeooo:paragraph-rsid="001f0275"/>
    </style:style>
    <style:style style:name="P20" style:family="paragraph" style:parent-style-name="Table_20_Contents">
      <style:paragraph-properties fo:text-align="center" style:justify-single-word="false"/>
      <style:text-properties officeooo:rsid="0010263f" officeooo:paragraph-rsid="00217ecc"/>
    </style:style>
    <style:style style:name="P21" style:family="paragraph" style:parent-style-name="Table_20_Contents">
      <style:text-properties officeooo:rsid="001c6932" officeooo:paragraph-rsid="001c6932"/>
    </style:style>
    <style:style style:name="P22" style:family="paragraph" style:parent-style-name="Table_20_Contents">
      <style:text-properties officeooo:rsid="001c6932" officeooo:paragraph-rsid="001ddb56"/>
    </style:style>
    <style:style style:name="P23" style:family="paragraph" style:parent-style-name="Table_20_Contents">
      <style:text-properties officeooo:rsid="001c6932" officeooo:paragraph-rsid="001f0275"/>
    </style:style>
    <style:style style:name="P24" style:family="paragraph" style:parent-style-name="Table_20_Contents">
      <style:text-properties officeooo:rsid="001c6932" officeooo:paragraph-rsid="00217ecc"/>
    </style:style>
    <style:style style:name="P25" style:family="paragraph" style:parent-style-name="Table_20_Contents">
      <style:text-properties officeooo:rsid="001c725b" officeooo:paragraph-rsid="001c725b"/>
    </style:style>
    <style:style style:name="P26" style:family="paragraph" style:parent-style-name="Table_20_Contents">
      <style:text-properties officeooo:rsid="001c725b" officeooo:paragraph-rsid="001ddb56"/>
    </style:style>
    <style:style style:name="P27" style:family="paragraph" style:parent-style-name="Table_20_Contents">
      <style:text-properties officeooo:rsid="001c725b" officeooo:paragraph-rsid="001f0275"/>
    </style:style>
    <style:style style:name="P28" style:family="paragraph" style:parent-style-name="Table_20_Contents">
      <style:text-properties officeooo:rsid="00217ecc" officeooo:paragraph-rsid="00217ecc"/>
    </style:style>
    <style:style style:name="T1" style:family="text">
      <style:text-properties officeooo:rsid="00157054"/>
    </style:style>
    <style:style style:name="T2" style:family="text">
      <style:text-properties officeooo:rsid="001b26bb"/>
    </style:style>
    <style:style style:name="T3" style:family="text">
      <style:text-properties officeooo:rsid="001c6932"/>
    </style:style>
    <style:style style:name="T4" style:family="text">
      <style:text-properties officeooo:rsid="001c725b"/>
    </style:style>
    <style:style style:name="T5" style:family="text">
      <style:text-properties officeooo:rsid="001ddb56"/>
    </style:style>
    <style:style style:name="T6" style:family="text">
      <style:text-properties officeooo:rsid="001f0275"/>
    </style:style>
    <style:style style:name="T7" style:family="text">
      <style:text-properties officeooo:rsid="00217e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TES DE PRUEBA</text:p>
      <text:p text:style-name="P10"/>
      <text:p text:style-name="P1">00_<text:span text:style-name="T3">ningunAtletaLlegaALaMeta</text:span></text:p>
      <text:p text:style-name="P1"/>
      <text:p text:style-name="P1"><text:tab/>- Descripción: <text:span text:style-name="T1">Busco el error donde no identifica que ningun corredor llega a la meta</text:span></text:p>
      <text:p text:style-name="P1"/>
      <text:p text:style-name="P3">PROGRAMA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IN</text:p>
          </table:table-cell>
          <table:table-cell table:style-name="Tabla2.B1" office:value-type="string">
            <text:p text:style-name="P8">OUT (Esperado)</text:p>
          </table:table-cell>
        </table:table-row>
        <table:table-row>
          <table:table-cell table:style-name="Tabla2.A2" office:value-type="string">
            <text:p text:style-name="P21">0</text:p>
          </table:table-cell>
          <table:table-cell table:style-name="Tabla2.B2" office:value-type="string">
            <text:p text:style-name="P21">1 0</text:p>
            <text:p text:style-name="P21">2 0</text:p>
            <text:p text:style-name="P21">3 0</text:p>
            <text:p text:style-name="P21">4 0</text:p>
            <text:p text:style-name="P21">5 0</text:p>
            <text:p text:style-name="P21">6 0</text:p>
            <text:p text:style-name="P21">7 0</text:p>
            <text:p text:style-name="P21">8 0</text:p>
            <text:p text:style-name="P21">9 0</text:p>
            <text:p text:style-name="P21">10 0</text:p>
          </table:table-cell>
        </table:table-row>
      </table:table>
      <text:p text:style-name="P6"/>
      <text:p text:style-name="P1"/>
      <text:p text:style-name="P1">01_<text:span text:style-name="T3">lleganTodosDeUnaSolaCategoria</text:span></text:p>
      <text:p text:style-name="P1"><text:tab/><text:span text:style-name="T1">Descripción: 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IN</text:p>
          </table:table-cell>
          <table:table-cell table:style-name="Tabla3.B1" office:value-type="string">
            <text:p text:style-name="P9">OUT (Esperado)</text:p>
          </table:table-cell>
        </table:table-row>
        <table:table-row>
          <table:table-cell table:style-name="Tabla3.A2" office:value-type="string">
            <text:p text:style-name="P21">5</text:p>
            <text:p text:style-name="P21">1 1</text:p>
            <text:p text:style-name="P21">2 1</text:p>
            <text:p text:style-name="P21">3 1</text:p>
            <text:p text:style-name="P21"><text:span text:style-name="T6">4</text:span> 1</text:p>
            <text:p text:style-name="P21"><text:span text:style-name="T6">5</text:span> 1</text:p>
          </table:table-cell>
          <table:table-cell table:style-name="Tabla3.B2" office:value-type="string">
            <text:p text:style-name="P21">1 <text:span text:style-name="T6">1</text:span></text:p>
            <text:p text:style-name="P21">2 0</text:p>
            <text:p text:style-name="P21">3 0</text:p>
            <text:p text:style-name="P21">4 0</text:p>
            <text:p text:style-name="P21">5 0</text:p>
            <text:p text:style-name="P21">6 0</text:p>
            <text:p text:style-name="P21">7 0</text:p>
            <text:p text:style-name="P21">8 0</text:p>
            <text:p text:style-name="P21">9 0</text:p>
            <text:p text:style-name="P21">10 0</text:p>
          </table:table-cell>
        </table:table-row>
      </table:table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02_<text:span text:style-name="T4">lleganOrdenadosPorCategoría</text:span></text:p>
      <text:p text:style-name="P5"><text:tab/>Descripción: </text:p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IN</text:p>
          </table:table-cell>
          <table:table-cell table:style-name="Tabla4.B1" office:value-type="string">
            <text:p text:style-name="P9">OUT (Esperado)</text:p>
          </table:table-cell>
        </table:table-row>
        <table:table-row>
          <table:table-cell table:style-name="Tabla4.A2" office:value-type="string">
            <text:p text:style-name="P25">12</text:p>
            <text:p text:style-name="P25">12 1</text:p>
            <text:p text:style-name="P25"><text:span text:style-name="T6">3</text:span> 1</text:p>
            <text:p text:style-name="P25">7 1</text:p>
            <text:p text:style-name="P25">1 2</text:p>
            <text:p text:style-name="P25">2 3</text:p>
            <text:p text:style-name="P25">4 4</text:p>
            <text:p text:style-name="P25">9 5</text:p>
            <text:p text:style-name="P25">8 6</text:p>
            <text:p text:style-name="P25">26 7</text:p>
            <text:p text:style-name="P25">30 8</text:p>
            <text:p text:style-name="P25">74 9</text:p>
            <text:p text:style-name="P25">15 10</text:p>
          </table:table-cell>
          <table:table-cell table:style-name="Tabla4.B2" office:value-type="string">
            <text:p text:style-name="P22">1 1<text:span text:style-name="T4">2</text:span></text:p>
            <text:p text:style-name="P22">2 <text:span text:style-name="T4">1</text:span></text:p>
            <text:p text:style-name="P22">3 <text:span text:style-name="T4">25</text:span></text:p>
            <text:p text:style-name="P22">4 <text:span text:style-name="T4">74</text:span></text:p>
            <text:p text:style-name="P22">5 <text:span text:style-name="T4">69</text:span></text:p>
            <text:p text:style-name="P22">6 <text:span text:style-name="T4">88</text:span></text:p>
            <text:p text:style-name="P22">7 <text:span text:style-name="T4">26</text:span></text:p>
            <text:p text:style-name="P22">8 <text:span text:style-name="T4">30</text:span></text:p>
            <text:p text:style-name="P22">9 <text:span text:style-name="T4">74</text:span></text:p>
            <text:p text:style-name="P22">10 <text:span text:style-name="T4">15</text:span></text:p>
          </table:table-cell>
        </table:table-row>
      </table:table>
      <text:p text:style-name="P4"/>
      <text:p text:style-name="P5">03_<text:span text:style-name="T5">lleganAlReves</text:span></text:p>
      <text:p text:style-name="P5"><text:tab/><text:span text:style-name="T2">Descripción:</text:span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IN</text:p>
          </table:table-cell>
          <table:table-cell table:style-name="Tabla1.B1" office:value-type="string">
            <text:p text:style-name="P18">OUT (Esperado)</text:p>
          </table:table-cell>
        </table:table-row>
        <table:table-row>
          <table:table-cell table:style-name="Tabla1.A2" office:value-type="string">
            <text:p text:style-name="P26">12</text:p>
            <text:p text:style-name="P26">15 10</text:p>
            <text:p text:style-name="P26">74 9</text:p>
            <text:p text:style-name="P26">30 8</text:p>
            <text:p text:style-name="P26">26 7</text:p>
            <text:p text:style-name="P26">88 6</text:p>
            <text:p text:style-name="P26">69 5</text:p>
            <text:p text:style-name="P26">74 4</text:p>
            <text:p text:style-name="P26">25 3</text:p>
            <text:p text:style-name="P26">1 2</text:p>
            <text:p text:style-name="P26">78 1</text:p>
            <text:p text:style-name="P26">34 1</text:p>
            <text:p text:style-name="P26">12 1</text:p>
          </table:table-cell>
          <table:table-cell table:style-name="Tabla1.B2" office:value-type="string">
            <text:p text:style-name="P22">1 1<text:span text:style-name="T4">2</text:span></text:p>
            <text:p text:style-name="P22">2 <text:span text:style-name="T4">1</text:span></text:p>
            <text:p text:style-name="P22">3 <text:span text:style-name="T4">25</text:span></text:p>
            <text:p text:style-name="P22">4 <text:span text:style-name="T4">74</text:span></text:p>
            <text:p text:style-name="P22">5 <text:span text:style-name="T4">69</text:span></text:p>
            <text:p text:style-name="P22">6 <text:span text:style-name="T4">88</text:span></text:p>
            <text:p text:style-name="P22">7 <text:span text:style-name="T4">26</text:span></text:p>
            <text:p text:style-name="P22">8 <text:span text:style-name="T4">30</text:span></text:p>
            <text:p text:style-name="P22">9 <text:span text:style-name="T4">74</text:span></text:p>
            <text:p text:style-name="P22">10 <text:span text:style-name="T4">15</text:span></text:p>
          </table:table-cell>
        </table:table-row>
      </table:table>
      <text:p text:style-name="P15"/>
      <text:p text:style-name="P13">0<text:span text:style-name="T6">4_desordenado</text:span></text:p>
      <text:p text:style-name="P13"><text:tab/><text:span text:style-name="T2">Descripción</text:span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9">IN</text:p>
          </table:table-cell>
          <table:table-cell table:style-name="Tabla5.B1" office:value-type="string">
            <text:p text:style-name="P19">OUT (Esperado)</text:p>
          </table:table-cell>
        </table:table-row>
        <table:table-row>
          <table:table-cell table:style-name="Tabla5.A2" office:value-type="string">
            <text:p text:style-name="P27">1<text:span text:style-name="T7">0</text:span></text:p>
            <text:p text:style-name="P28">11 5</text:p>
            <text:p text:style-name="P28">2 7</text:p>
            <text:p text:style-name="P28">3 6</text:p>
            <text:p text:style-name="P28">4 5</text:p>
            <text:p text:style-name="P28">5 7</text:p>
            <text:p text:style-name="P28">7 6</text:p>
            <text:p text:style-name="P28">8 7</text:p>
            <text:p text:style-name="P28">6 2</text:p>
            <text:p text:style-name="P28">10 4</text:p>
            <text:p text:style-name="P28">1 1</text:p>
          </table:table-cell>
          <table:table-cell table:style-name="Tabla5.B2" office:value-type="string">
            <text:p text:style-name="P23">1 1</text:p>
            <text:p text:style-name="P23">2 <text:span text:style-name="T7">6</text:span></text:p>
            <text:p text:style-name="P23">3 <text:span text:style-name="T7">0</text:span></text:p>
            <text:p text:style-name="P23">4 <text:span text:style-name="T7">10</text:span></text:p>
            <text:p text:style-name="P23">5 <text:span text:style-name="T7">11</text:span></text:p>
            <text:p text:style-name="P23">6 <text:span text:style-name="T7">3</text:span></text:p>
            <text:p text:style-name="P23">7 <text:span text:style-name="T7">2</text:span></text:p>
            <text:p text:style-name="P23">8 <text:span text:style-name="T7">0</text:span></text:p>
            <text:p text:style-name="P23">9 <text:span text:style-name="T7">0</text:span></text:p>
            <text:p text:style-name="P23">10 <text:span text:style-name="T7">0</text:span></text:p>
          </table:table-cell>
        </table:table-row>
      </table:table>
      <text:p text:style-name="P14"><text:soft-page-break/>0<text:span text:style-name="T7">5_casoFatiga</text:span></text:p>
      <text:p text:style-name="P14"><text:tab/><text:span text:style-name="T2">Descripción:</text:span></text:p>
      <text:p text:style-name="P17">2000 corredores, repartidos.</text:p>
      <text:p text:style-name="P17"/>
      <text:p text:style-name="P17">06_casoGuia</text:p>
      <text:p text:style-name="P17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0">IN</text:p>
          </table:table-cell>
          <table:table-cell table:style-name="Tabla6.B1" office:value-type="string">
            <text:p text:style-name="P20">OUT (Esperado)</text:p>
          </table:table-cell>
        </table:table-row>
        <table:table-row>
          <table:table-cell table:style-name="Tabla6.A2" office:value-type="string">
            <text:p text:style-name="P28">25<text:line-break/>3 1<text:line-break/>4 1<text:line-break/>12 3<text:line-break/>13 10<text:line-break/>16 9<text:line-break/>11 3<text:line-break/>6 10<text:line-break/>18 5<text:line-break/>20 6<text:line-break/>22 6<text:line-break/>1 7<text:line-break/>5 9<text:line-break/>7 7<text:line-break/>9 9<text:line-break/>14 4<text:line-break/>21 4<text:line-break/>23 9<text:line-break/>2 10<text:line-break/>24 2<text:line-break/>8 2<text:line-break/>10 10<text:line-break/>15 9<text:line-break/>17 1<text:line-break/>25 2<text:line-break/>19 5</text:p>
          </table:table-cell>
          <table:table-cell table:style-name="Tabla6.B2" office:value-type="string">
            <text:p text:style-name="P24">1 3<text:line-break/>2 24<text:line-break/>3 12<text:line-break/>4 14<text:line-break/>5 18<text:line-break/>6 20<text:line-break/>7 1<text:line-break/>8 0<text:line-break/>9 16<text:line-break/>10 13<text:line-break/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0:04:54.789000000</meta:creation-date>
    <dc:date>2016-10-11T19:53:12.732000000</dc:date>
    <meta:editing-duration>PT46M49S</meta:editing-duration>
    <meta:editing-cycles>18</meta:editing-cycles>
    <meta:generator>LibreOffice/5.1.5.2$Windows_x86 LibreOffice_project/7a864d8825610a8c07cfc3bc01dd4fce6a9447e5</meta:generator>
    <meta:document-statistic meta:table-count="6" meta:image-count="0" meta:object-count="0" meta:page-count="3" meta:paragraph-count="124" meta:word-count="306" meta:character-count="932" meta:non-whitespace-character-count="741"/>
  </office:meta>
</office:document-meta>
</file>